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eorge S. Seld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9, 1892</text:p>
      <text:p text:style-name="P5">Month<text:tab/><text:tab/><text:tab/><text:tab/><text:tab/><text:tab/>Jan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Alliance</text:p>
      <text:p text:style-name="P5">State<text:tab/><text:tab/><text:tab/><text:tab/><text:tab/><text:tab/>NJ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GEO. S. SELDES,<text:tab/>ANNA I. SELDES,/</text:p>
      <text:p text:style-name="P2"><text:tab/>POSTMASTER.<text:tab/>ASST. POSTMASTER./</text:p>
      <text:p text:style-name="P2">Post Office Department,/</text:p>
      <text:p text:style-name="P2">POST OFFICE AT ALLIANCE./</text:p>
      <text:p text:style-name="P2"><text:tab/>COUNTY OF SALEM./</text:p>
      <text:p text:style-name="P2"><text:tab/><text:tab/>STATE OF NEW JERSEY./</text:p>
      <text:p text:style-name="P3">January 29 1892/</text:p>
      <text:p text:style-name="P2">Revd Dr. S. Morais/</text:p>
      <text:p text:style-name="P2"><text:tab/>Honored Sir:-/</text:p>
      <text:p text:style-name="P2"><text:tab/><text:tab/>Permit me to introduce/ to you Mr Louis Chernow, a recent arrival/ from Russia who wishes to learn the profession/ of book-keeping. <text:s/>He is, to the best of my know/ledge a very fine young man and deserves/ to be assisted inasmuch as this is intend/ed to enable him to support his parents/ and their family/</text:p>
      <text:p text:style-name="P2"><text:tab/>Hoping you will condescend to listen/ to his prayer/</text:p>
      <text:p text:style-name="P2"><text:soft-page-break/><text:tab/>I beg to remain, much honored Sir/</text:p>
      <text:p text:style-name="P2"><text:tab/><text:tab/>Yours most respectfully/</text:p>
      <text:p text:style-name="P2"><text:tab/><text:tab/><text:tab/>Geo S Seld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3:25:24.35</meta:creation-date>
    <meta:document-statistic meta:table-count="0" meta:image-count="0" meta:object-count="0" meta:page-count="3" meta:paragraph-count="74" meta:word-count="275" meta:character-count="1910"/>
    <dc:date>2011-11-30T13:29:34.22</dc:date>
    <dc:creator>Penn Libraries</dc:creator>
    <meta:editing-duration>PT00H04M09S</meta:editing-duration>
    <meta:editing-cycles>1</meta:editing-cycles>
    <meta:generator>OpenOffice.org/3.2$Win32 OpenOffice.org_project/320m12$Build-9483</meta:generator>
  </office:meta>
</office:document-meta>
</file>